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177cm"/>
    </style:style>
    <style:style style:name="co4" style:family="table-column">
      <style:table-column-properties fo:break-before="auto" style:column-width="2.965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3.358cm"/>
    </style:style>
    <style:style style:name="co7" style:family="table-column">
      <style:table-column-properties fo:break-before="auto" style:column-width="3.147cm"/>
    </style:style>
    <style:style style:name="co8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="0.06pt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Arial" fo:font-size="14pt" style:font-size-asian="14pt" style:font-size-complex="14pt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16" style:family="table-cell" style:parent-style-name="Default" style:data-style-name="N10104">
      <style:table-cell-properties fo:border="0.06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8" style:family="table-cell" style:parent-style-name="Default" style:data-style-name="N10104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9" style:family="table-cell" style:parent-style-name="Default" style:data-style-name="N5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0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5" table:default-cell-style-name="ce11"/>
        <table:table-column table:style-name="co1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Default" table:number-columns-repeated="9"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9" table:number-rows-spanned="1">
            <text:p>TESTE SEGUNDO BIMESTRE</text:p>
          </table:table-cell>
          <table:covered-table-cell table:number-columns-repeated="3" table:style-name="ce12"/>
          <table:covered-table-cell table:number-columns-repeated="5" table:style-name="ce14"/>
          <table:table-cell table:number-columns-repeated="3"/>
        </table:table-row>
        <table:table-row table:style-name="ro2">
          <table:table-cell table:style-name="ce1"/>
          <table:table-cell table:style-name="ce3" office:value-type="string" calcext:value-type="string" table:number-columns-spanned="9" table:number-rows-spanned="1">
            <text:p>ESCOLA: Estadual Alberto Vicente Pereira</text:p>
          </table:table-cell>
          <table:covered-table-cell table:number-columns-repeated="3" table:style-name="ce13"/>
          <table:covered-table-cell table:number-columns-repeated="3" table:style-name="ce17"/>
          <table:covered-table-cell table:style-name="ce5"/>
          <table:covered-table-cell table:style-name="ce1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NOME: Sabrina Silva Soares</text:p>
          </table:table-cell>
          <table:covered-table-cell table:number-columns-repeated="3" table:style-name="ce13"/>
          <table:covered-table-cell table:number-columns-repeated="3" table:style-name="ce17"/>
          <table:table-cell table:style-name="ce19" office:value-type="string" calcext:value-type="string" table:number-columns-spanned="2" table:number-rows-spanned="1">
            <text:p>DATA:</text:p>
          </table:table-cell>
          <table:covered-table-cell table:style-name="ce14"/>
          <table:table-cell table:number-columns-repeated="3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CURSO: Técnico de Informática para Internet</text:p>
          </table:table-cell>
          <table:covered-table-cell table:number-columns-repeated="3" table:style-name="ce13"/>
          <table:covered-table-cell table:number-columns-repeated="3" table:style-name="ce17"/>
          <table:table-cell table:style-name="ce19" table:formula="of:=NOW()" office:value-type="date" office:date-value="2024-06-07T20:37:39.91" calcext:value-type="date" table:number-columns-spanned="2" table:number-rows-spanned="1">
            <text:p>07/06/24 20:37</text:p>
          </table:table-cell>
          <table:covered-table-cell table:style-name="ce14"/>
          <table:table-cell table:number-columns-repeated="3"/>
        </table:table-row>
        <table:table-row table:style-name="ro2">
          <table:table-cell/>
          <table:table-cell table:style-name="ce4" table:number-columns-spanned="9" table:number-rows-spanned="1"/>
          <table:covered-table-cell table:number-columns-repeated="3" table:style-name="ce12"/>
          <table:covered-table-cell table:number-columns-repeated="5" table:style-name="ce1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9" table:number-rows-spanned="1">
            <text:p>Elaborar a planilha abaixo, fazendo o que se pede</text:p>
          </table:table-cell>
          <table:covered-table-cell table:number-columns-repeated="3" table:style-name="ce12"/>
          <table:covered-table-cell table:number-columns-repeated="5" table:style-name="ce14"/>
          <table:table-cell table:number-columns-repeated="3"/>
        </table:table-row>
        <table:table-row table:style-name="ro2">
          <table:table-cell/>
          <table:table-cell table:style-name="ce4" table:number-columns-spanned="9" table:number-rows-spanned="1"/>
          <table:covered-table-cell table:number-columns-repeated="3" table:style-name="ce12"/>
          <table:covered-table-cell table:number-columns-repeated="5" table:style-name="ce14"/>
          <table:table-cell table:number-columns-repeated="3"/>
        </table:table-row>
        <table:table-row table:style-name="ro2">
          <table:table-cell/>
          <table:table-cell table:style-name="ce6" office:value-type="string" calcext:value-type="string" table:number-columns-spanned="9" table:number-rows-spanned="1">
            <text:p>EMPRESA COMER CRESCER</text:p>
          </table:table-cell>
          <table:covered-table-cell table:number-columns-repeated="3" table:style-name="ce12"/>
          <table:covered-table-cell table:number-columns-repeated="5" table:style-name="ce14"/>
          <table:table-cell/>
          <table:table-cell table:style-name="ce20"/>
          <table:table-cell/>
        </table:table-row>
        <table:table-row table:style-name="ro1">
          <table:table-cell/>
          <table:table-cell table:style-name="ce7" table:number-columns-spanned="9" table:number-rows-spanned="1"/>
          <table:covered-table-cell table:number-columns-repeated="8" table:style-name="ce14"/>
          <table:table-cell/>
          <table:table-cell table:style-name="ce20"/>
          <table:table-cell/>
        </table:table-row>
        <table:table-row table:style-name="ro2">
          <table:table-cell/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Produto</text:p>
          </table:table-cell>
          <table:table-cell table:style-name="ce8" office:value-type="string" calcext:value-type="string">
            <text:p>Jan</text:p>
          </table:table-cell>
          <table:table-cell table:style-name="ce8" office:value-type="string" calcext:value-type="string">
            <text:p>Fev</text:p>
          </table:table-cell>
          <table:table-cell table:style-name="ce8" office:value-type="string" calcext:value-type="string">
            <text:p>Mar</text:p>
          </table:table-cell>
          <table:table-cell table:style-name="ce8" office:value-type="string" calcext:value-type="string">
            <text:p>Total 1º Trim.</text:p>
          </table:table-cell>
          <table:table-cell table:style-name="ce8" office:value-type="string" calcext:value-type="string">
            <text:p>Máximo</text:p>
          </table:table-cell>
          <table:table-cell table:style-name="ce8" office:value-type="string" calcext:value-type="string">
            <text:p>Mínimo</text:p>
          </table:table-cell>
          <table:table-cell table:style-name="ce8" office:value-type="string" calcext:value-type="string">
            <text:p>Média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çúcar</text:p>
          </table:table-cell>
          <table:table-cell table:style-name="ce16" office:value-type="currency" office:currency="BRL" office:value="4500" calcext:value-type="currency">
            <text:p>R$ 4.500,00</text:p>
          </table:table-cell>
          <table:table-cell table:style-name="ce16" office:value-type="currency" office:currency="BRL" office:value="5040" calcext:value-type="currency">
            <text:p>R$ 5.040,00</text:p>
          </table:table-cell>
          <table:table-cell table:style-name="ce16" office:value-type="currency" office:currency="BRL" office:value="5696" calcext:value-type="currency">
            <text:p>R$ 5.696,00</text:p>
          </table:table-cell>
          <table:table-cell table:style-name="ce16" table:formula="of:=SUM([.D12:.F12])" office:value-type="currency" office:currency="BRL" office:value="15236" calcext:value-type="currency">
            <text:p>R$ 15.236,00</text:p>
          </table:table-cell>
          <table:table-cell table:style-name="ce16" table:formula="of:=MAX([.D12:.F12])" office:value-type="currency" office:currency="BRL" office:value="5696" calcext:value-type="currency">
            <text:p>R$ 5.696,00</text:p>
          </table:table-cell>
          <table:table-cell table:style-name="ce16" table:formula="of:=MIN([.D12:.F12])" office:value-type="currency" office:currency="BRL" office:value="4500" calcext:value-type="currency">
            <text:p>R$ 4.500,00</text:p>
          </table:table-cell>
          <table:table-cell table:style-name="ce16" table:formula="of:=AVERAGE([.D12:.F12])" office:value-type="currency" office:currency="BRL" office:value="5078.66666666667" calcext:value-type="currency">
            <text:p>R$ 5.078,67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Café</text:p>
          </table:table-cell>
          <table:table-cell table:style-name="ce16" office:value-type="currency" office:currency="BRL" office:value="6250" calcext:value-type="currency">
            <text:p>R$ 6.250,00</text:p>
          </table:table-cell>
          <table:table-cell table:style-name="ce16" office:value-type="currency" office:currency="BRL" office:value="7000" calcext:value-type="currency">
            <text:p>R$ 7.000,00</text:p>
          </table:table-cell>
          <table:table-cell table:style-name="ce16" office:value-type="currency" office:currency="BRL" office:value="7910" calcext:value-type="currency">
            <text:p>R$ 7.910,00</text:p>
          </table:table-cell>
          <table:table-cell table:style-name="ce16" table:formula="of:=SUM([.D13:.F13])" office:value-type="currency" office:currency="BRL" office:value="21160" calcext:value-type="currency">
            <text:p>R$ 21.160,00</text:p>
          </table:table-cell>
          <table:table-cell table:style-name="ce16" table:formula="of:=MAX([.D13:.F13])" office:value-type="currency" office:currency="BRL" office:value="7910" calcext:value-type="currency">
            <text:p>R$ 7.910,00</text:p>
          </table:table-cell>
          <table:table-cell table:style-name="ce16" table:formula="of:=MIN([.D13:.F13])" office:value-type="currency" office:currency="BRL" office:value="6250" calcext:value-type="currency">
            <text:p>R$ 6.250,00</text:p>
          </table:table-cell>
          <table:table-cell table:style-name="ce16" table:formula="of:=AVERAGE([.D13:.F13])" office:value-type="currency" office:currency="BRL" office:value="7053.33333333333" calcext:value-type="currency">
            <text:p>R$ 7.053,33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Óleo</text:p>
          </table:table-cell>
          <table:table-cell table:style-name="ce16" office:value-type="currency" office:currency="BRL" office:value="3300" calcext:value-type="currency">
            <text:p>R$ 3.300,00</text:p>
          </table:table-cell>
          <table:table-cell table:style-name="ce16" office:value-type="currency" office:currency="BRL" office:value="3696" calcext:value-type="currency">
            <text:p>R$ 3.696,00</text:p>
          </table:table-cell>
          <table:table-cell table:style-name="ce16" office:value-type="currency" office:currency="BRL" office:value="4176" calcext:value-type="currency">
            <text:p>R$ 4.176,00</text:p>
          </table:table-cell>
          <table:table-cell table:style-name="ce16" table:formula="of:=SUM([.D14:.F14])" office:value-type="currency" office:currency="BRL" office:value="11172" calcext:value-type="currency">
            <text:p>R$ 11.172,00</text:p>
          </table:table-cell>
          <table:table-cell table:style-name="ce16" table:formula="of:=MAX([.D14:.F14])" office:value-type="currency" office:currency="BRL" office:value="4176" calcext:value-type="currency">
            <text:p>R$ 4.176,00</text:p>
          </table:table-cell>
          <table:table-cell table:style-name="ce16" table:formula="of:=MIN([.D14:.F14])" office:value-type="currency" office:currency="BRL" office:value="3300" calcext:value-type="currency">
            <text:p>R$ 3.300,00</text:p>
          </table:table-cell>
          <table:table-cell table:style-name="ce16" table:formula="of:=AVERAGE([.D14:.F14])" office:value-type="currency" office:currency="BRL" office:value="3724" calcext:value-type="currency">
            <text:p>R$ 3.724,00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Feijão</text:p>
          </table:table-cell>
          <table:table-cell table:style-name="ce16" office:value-type="currency" office:currency="BRL" office:value="8000" calcext:value-type="currency">
            <text:p>R$ 8.000,00</text:p>
          </table:table-cell>
          <table:table-cell table:style-name="ce16" office:value-type="currency" office:currency="BRL" office:value="8690" calcext:value-type="currency">
            <text:p>R$ 8.690,00</text:p>
          </table:table-cell>
          <table:table-cell table:style-name="ce16" office:value-type="currency" office:currency="BRL" office:value="10125" calcext:value-type="currency">
            <text:p>R$ 10.125,00</text:p>
          </table:table-cell>
          <table:table-cell table:style-name="ce16" table:formula="of:=SUM([.D15:.F15])" office:value-type="currency" office:currency="BRL" office:value="26815" calcext:value-type="currency">
            <text:p>R$ 26.815,00</text:p>
          </table:table-cell>
          <table:table-cell table:style-name="ce16" table:formula="of:=MAX([.D15:.F15])" office:value-type="currency" office:currency="BRL" office:value="10125" calcext:value-type="currency">
            <text:p>R$ 10.125,00</text:p>
          </table:table-cell>
          <table:table-cell table:style-name="ce16" table:formula="of:=MIN([.D15:.F15])" office:value-type="currency" office:currency="BRL" office:value="8000" calcext:value-type="currency">
            <text:p>R$ 8.000,00</text:p>
          </table:table-cell>
          <table:table-cell table:style-name="ce16" table:formula="of:=AVERAGE([.D15:.F15])" office:value-type="currency" office:currency="BRL" office:value="8938.33333333333" calcext:value-type="currency">
            <text:p>R$ 8.938,33</text:p>
          </table:table-cell>
          <table:table-cell table:number-columns-repeated="2"/>
          <table:table-cell table:style-name="ce20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Farinha</text:p>
          </table:table-cell>
          <table:table-cell table:style-name="ce16" office:value-type="currency" office:currency="BRL" office:value="4557" calcext:value-type="currency">
            <text:p>R$ 4.557,00</text:p>
          </table:table-cell>
          <table:table-cell table:style-name="ce16" office:value-type="currency" office:currency="BRL" office:value="5104" calcext:value-type="currency">
            <text:p>R$ 5.104,00</text:p>
          </table:table-cell>
          <table:table-cell table:style-name="ce16" office:value-type="currency" office:currency="BRL" office:value="5676" calcext:value-type="currency">
            <text:p>R$ 5.676,00</text:p>
          </table:table-cell>
          <table:table-cell table:style-name="ce16" table:formula="of:=SUM([.D16:.F16])" office:value-type="currency" office:currency="BRL" office:value="15337" calcext:value-type="currency">
            <text:p>R$ 15.337,00</text:p>
          </table:table-cell>
          <table:table-cell table:style-name="ce16" table:formula="of:=MAX([.D16:.F16])" office:value-type="currency" office:currency="BRL" office:value="5676" calcext:value-type="currency">
            <text:p>R$ 5.676,00</text:p>
          </table:table-cell>
          <table:table-cell table:style-name="ce16" table:formula="of:=MIN([.D16:.F16])" office:value-type="currency" office:currency="BRL" office:value="4557" calcext:value-type="currency">
            <text:p>R$ 4.557,00</text:p>
          </table:table-cell>
          <table:table-cell table:style-name="ce16" table:formula="of:=AVERAGE([.D16:.F16])" office:value-type="currency" office:currency="BRL" office:value="5112.33333333333" calcext:value-type="currency">
            <text:p>R$ 5.112,33</text:p>
          </table:table-cell>
          <table:table-cell table:number-columns-repeated="2"/>
          <table:table-cell table:style-name="ce20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Arroz</text:p>
          </table:table-cell>
          <table:table-cell table:style-name="ce16" office:value-type="currency" office:currency="BRL" office:value="3260" calcext:value-type="currency">
            <text:p>R$ 3.260,00</text:p>
          </table:table-cell>
          <table:table-cell table:style-name="ce16" office:value-type="currency" office:currency="BRL" office:value="3640" calcext:value-type="currency">
            <text:p>R$ 3.640,00</text:p>
          </table:table-cell>
          <table:table-cell table:style-name="ce16" office:value-type="currency" office:currency="BRL" office:value="4113" calcext:value-type="currency">
            <text:p>R$ 4.113,00</text:p>
          </table:table-cell>
          <table:table-cell table:style-name="ce16" table:formula="of:=SUM([.D17:.F17])" office:value-type="currency" office:currency="BRL" office:value="11013" calcext:value-type="currency">
            <text:p>R$ 11.013,00</text:p>
          </table:table-cell>
          <table:table-cell table:style-name="ce16" table:formula="of:=MAX([.D17:.F17])" office:value-type="currency" office:currency="BRL" office:value="4113" calcext:value-type="currency">
            <text:p>R$ 4.113,00</text:p>
          </table:table-cell>
          <table:table-cell table:style-name="ce16" table:formula="of:=MIN([.D17:.F17])" office:value-type="currency" office:currency="BRL" office:value="3260" calcext:value-type="currency">
            <text:p>R$ 3.260,00</text:p>
          </table:table-cell>
          <table:table-cell table:style-name="ce16" table:formula="of:=AVERAGE([.D17:.F17])" office:value-type="currency" office:currency="BRL" office:value="3671" calcext:value-type="currency">
            <text:p>R$ 3.671,00</text:p>
          </table:table-cell>
          <table:table-cell table:number-columns-repeated="2"/>
          <table:table-cell table:style-name="ce20"/>
        </table:table-row>
        <table:table-row table:style-name="ro1">
          <table:table-cell/>
          <table:table-cell table:style-name="ce7" table:number-columns-spanned="9" table:number-rows-spanned="1"/>
          <table:covered-table-cell table:number-columns-repeated="8" table:style-name="ce1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Totais Mensais</text:p>
          </table:table-cell>
          <table:covered-table-cell table:style-name="ce14"/>
          <table:table-cell table:style-name="ce16" table:formula="of:=SUM([.D12:.D17])" office:value-type="currency" office:currency="BRL" office:value="29867" calcext:value-type="currency">
            <text:p>R$ 29.867,00</text:p>
          </table:table-cell>
          <table:table-cell table:style-name="ce16" table:formula="of:=SUM([.E12:.E17])" office:value-type="currency" office:currency="BRL" office:value="33170" calcext:value-type="currency">
            <text:p>R$ 33.170,00</text:p>
          </table:table-cell>
          <table:table-cell table:style-name="ce16" table:formula="of:=SUM([.F12:.F17])" office:value-type="currency" office:currency="BRL" office:value="37696" calcext:value-type="currency">
            <text:p>R$ 37.696,00</text:p>
          </table:table-cell>
          <table:table-cell table:style-name="ce16" table:formula="of:=SUM([.G12:.G17])" office:value-type="currency" office:currency="BRL" office:value="100733" calcext:value-type="currency">
            <text:p>R$ 100.733,00</text:p>
          </table:table-cell>
          <table:table-cell table:style-name="ce16" table:formula="of:=MAX([.H12:.H17])" office:value-type="currency" office:currency="BRL" office:value="10125" calcext:value-type="currency">
            <text:p>R$ 10.125,00</text:p>
          </table:table-cell>
          <table:table-cell table:style-name="ce16" table:formula="of:=MIN([.I12:.I17])" office:value-type="currency" office:currency="BRL" office:value="3260" calcext:value-type="currency">
            <text:p>R$ 3.260,00</text:p>
          </table:table-cell>
          <table:table-cell table:style-name="ce16" table:formula="of:=AVERAGE([.J12:.J17])" office:value-type="currency" office:currency="BRL" office:value="5596.27777777778" calcext:value-type="currency">
            <text:p>R$ 5.596,28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spanned="9" table:number-rows-spanned="1"/>
          <table:covered-table-cell table:number-columns-repeated="8" table:style-name="ce14"/>
          <table:table-cell table:number-columns-repeated="3"/>
        </table:table-row>
        <table:table-row table:style-name="ro2">
          <table:table-cell/>
          <table:table-cell table:style-name="ce8" office:value-type="string" calcext:value-type="string">
            <text:p>Código</text:p>
          </table:table-cell>
          <table:table-cell table:style-name="ce8" office:value-type="string" calcext:value-type="string">
            <text:p>Produto</text:p>
          </table:table-cell>
          <table:table-cell table:style-name="ce8" office:value-type="string" calcext:value-type="string">
            <text:p>Abr</text:p>
          </table:table-cell>
          <table:table-cell table:style-name="ce8" office:value-type="string" calcext:value-type="string">
            <text:p>Mai</text:p>
          </table:table-cell>
          <table:table-cell table:style-name="ce8" office:value-type="string" calcext:value-type="string">
            <text:p>Jun</text:p>
          </table:table-cell>
          <table:table-cell table:style-name="ce8" office:value-type="string" calcext:value-type="string">
            <text:p>Total 2º Trim.</text:p>
          </table:table-cell>
          <table:table-cell table:style-name="ce8" office:value-type="string" calcext:value-type="string">
            <text:p>Máximo</text:p>
          </table:table-cell>
          <table:table-cell table:style-name="ce8" office:value-type="string" calcext:value-type="string">
            <text:p>Mínimo</text:p>
          </table:table-cell>
          <table:table-cell table:style-name="ce8" office:value-type="string" calcext:value-type="string">
            <text:p>Média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Açúcar</text:p>
          </table:table-cell>
          <table:table-cell table:style-name="ce16" office:value-type="currency" office:currency="BRL" office:value="6265" calcext:value-type="currency">
            <text:p>R$ 6.265,00</text:p>
          </table:table-cell>
          <table:table-cell table:style-name="ce16" office:value-type="currency" office:currency="BRL" office:value="6954" calcext:value-type="currency">
            <text:p>R$ 6.954,00</text:p>
          </table:table-cell>
          <table:table-cell table:style-name="ce16" office:value-type="currency" office:currency="BRL" office:value="7858" calcext:value-type="currency">
            <text:p>R$ 7.858,00</text:p>
          </table:table-cell>
          <table:table-cell table:style-name="ce16" table:formula="of:=SUM([.D22:.F22])" office:value-type="currency" office:currency="BRL" office:value="21077" calcext:value-type="currency">
            <text:p>R$ 21.077,00</text:p>
          </table:table-cell>
          <table:table-cell table:style-name="ce16" table:formula="of:=MAX([.D22:.F22])" office:value-type="currency" office:currency="BRL" office:value="7858" calcext:value-type="currency">
            <text:p>R$ 7.858,00</text:p>
          </table:table-cell>
          <table:table-cell table:style-name="ce16" table:formula="of:=MIN([.D22:.F22])" office:value-type="currency" office:currency="BRL" office:value="6265" calcext:value-type="currency">
            <text:p>R$ 6.265,00</text:p>
          </table:table-cell>
          <table:table-cell table:style-name="ce16" table:formula="of:=AVERAGE([.D22:.F22])" office:value-type="currency" office:currency="BRL" office:value="7025.66666666667" calcext:value-type="currency">
            <text:p>R$ 7.025,67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Café</text:p>
          </table:table-cell>
          <table:table-cell table:style-name="ce16" office:value-type="currency" office:currency="BRL" office:value="8701" calcext:value-type="currency">
            <text:p>R$ 8.701,00</text:p>
          </table:table-cell>
          <table:table-cell table:style-name="ce16" office:value-type="currency" office:currency="BRL" office:value="9658" calcext:value-type="currency">
            <text:p>R$ 9.658,00</text:p>
          </table:table-cell>
          <table:table-cell table:style-name="ce16" office:value-type="currency" office:currency="BRL" office:value="10197" calcext:value-type="currency">
            <text:p>R$ 10.197,00</text:p>
          </table:table-cell>
          <table:table-cell table:style-name="ce16" table:formula="of:=SUM([.D23:.F23])" office:value-type="currency" office:currency="BRL" office:value="28556" calcext:value-type="currency">
            <text:p>R$ 28.556,00</text:p>
          </table:table-cell>
          <table:table-cell table:style-name="ce16" table:formula="of:=MAX([.D23:.F23])" office:value-type="currency" office:currency="BRL" office:value="10197" calcext:value-type="currency">
            <text:p>R$ 10.197,00</text:p>
          </table:table-cell>
          <table:table-cell table:style-name="ce16" table:formula="of:=MIN([.D23:.F23])" office:value-type="currency" office:currency="BRL" office:value="8701" calcext:value-type="currency">
            <text:p>R$ 8.701,00</text:p>
          </table:table-cell>
          <table:table-cell table:style-name="ce16" table:formula="of:=AVERAGE([.D23:.F23])" office:value-type="currency" office:currency="BRL" office:value="9518.66666666667" calcext:value-type="currency">
            <text:p>R$ 9.518,67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Óleo</text:p>
          </table:table-cell>
          <table:table-cell table:style-name="ce16" office:value-type="currency" office:currency="BRL" office:value="4569" calcext:value-type="currency">
            <text:p>R$ 4.569,00</text:p>
          </table:table-cell>
          <table:table-cell table:style-name="ce16" office:value-type="currency" office:currency="BRL" office:value="5099" calcext:value-type="currency">
            <text:p>R$ 5.099,00</text:p>
          </table:table-cell>
          <table:table-cell table:style-name="ce16" office:value-type="currency" office:currency="BRL" office:value="5769" calcext:value-type="currency">
            <text:p>R$ 5.769,00</text:p>
          </table:table-cell>
          <table:table-cell table:style-name="ce16" table:formula="of:=SUM([.D24:.F24])" office:value-type="currency" office:currency="BRL" office:value="15437" calcext:value-type="currency">
            <text:p>R$ 15.437,00</text:p>
          </table:table-cell>
          <table:table-cell table:style-name="ce16" table:formula="of:=MAX([.D24:.F24])" office:value-type="currency" office:currency="BRL" office:value="5769" calcext:value-type="currency">
            <text:p>R$ 5.769,00</text:p>
          </table:table-cell>
          <table:table-cell table:style-name="ce16" table:formula="of:=MIN([.D24:.F24])" office:value-type="currency" office:currency="BRL" office:value="4569" calcext:value-type="currency">
            <text:p>R$ 4.569,00</text:p>
          </table:table-cell>
          <table:table-cell table:style-name="ce16" table:formula="of:=AVERAGE([.D24:.F24])" office:value-type="currency" office:currency="BRL" office:value="5145.66666666667" calcext:value-type="currency">
            <text:p>R$ 5.145,67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4" calcext:value-type="float">
            <text:p>4</text:p>
          </table:table-cell>
          <table:table-cell table:style-name="ce15" office:value-type="string" calcext:value-type="string">
            <text:p>Feijão</text:p>
          </table:table-cell>
          <table:table-cell table:style-name="ce16" office:value-type="currency" office:currency="BRL" office:value="12341" calcext:value-type="currency">
            <text:p>R$ 12.341,00</text:p>
          </table:table-cell>
          <table:table-cell table:style-name="ce16" office:value-type="currency" office:currency="BRL" office:value="12365" calcext:value-type="currency">
            <text:p>R$ 12.365,00</text:p>
          </table:table-cell>
          <table:table-cell table:style-name="ce16" office:value-type="currency" office:currency="BRL" office:value="13969" calcext:value-type="currency">
            <text:p>R$ 13.969,00</text:p>
          </table:table-cell>
          <table:table-cell table:style-name="ce16" table:formula="of:=SUM([.D25:.F25])" office:value-type="currency" office:currency="BRL" office:value="38675" calcext:value-type="currency">
            <text:p>R$ 38.675,00</text:p>
          </table:table-cell>
          <table:table-cell table:style-name="ce16" table:formula="of:=MAX([.D25:.F25])" office:value-type="currency" office:currency="BRL" office:value="13969" calcext:value-type="currency">
            <text:p>R$ 13.969,00</text:p>
          </table:table-cell>
          <table:table-cell table:style-name="ce16" table:formula="of:=MIN([.D25:.F25])" office:value-type="currency" office:currency="BRL" office:value="12341" calcext:value-type="currency">
            <text:p>R$ 12.341,00</text:p>
          </table:table-cell>
          <table:table-cell table:style-name="ce16" table:formula="of:=AVERAGE([.D25:.F25])" office:value-type="currency" office:currency="BRL" office:value="12891.6666666667" calcext:value-type="currency">
            <text:p>R$ 12.891,67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5" calcext:value-type="float">
            <text:p>5</text:p>
          </table:table-cell>
          <table:table-cell table:style-name="ce15" office:value-type="string" calcext:value-type="string">
            <text:p>Farinha</text:p>
          </table:table-cell>
          <table:table-cell table:style-name="ce16" office:value-type="currency" office:currency="BRL" office:value="6344" calcext:value-type="currency">
            <text:p>R$ 6.344,00</text:p>
          </table:table-cell>
          <table:table-cell table:style-name="ce16" office:value-type="currency" office:currency="BRL" office:value="7042" calcext:value-type="currency">
            <text:p>R$ 7.042,00</text:p>
          </table:table-cell>
          <table:table-cell table:style-name="ce16" office:value-type="currency" office:currency="BRL" office:value="7957" calcext:value-type="currency">
            <text:p>R$ 7.957,00</text:p>
          </table:table-cell>
          <table:table-cell table:style-name="ce16" table:formula="of:=SUM([.D26:.F26])" office:value-type="currency" office:currency="BRL" office:value="21343" calcext:value-type="currency">
            <text:p>R$ 21.343,00</text:p>
          </table:table-cell>
          <table:table-cell table:style-name="ce16" table:formula="of:=MAX([.D26:.F26])" office:value-type="currency" office:currency="BRL" office:value="7957" calcext:value-type="currency">
            <text:p>R$ 7.957,00</text:p>
          </table:table-cell>
          <table:table-cell table:style-name="ce16" table:formula="of:=MIN([.D26:.F26])" office:value-type="currency" office:currency="BRL" office:value="6344" calcext:value-type="currency">
            <text:p>R$ 6.344,00</text:p>
          </table:table-cell>
          <table:table-cell table:style-name="ce16" table:formula="of:=AVERAGE([.D26:.F26])" office:value-type="currency" office:currency="BRL" office:value="7114.33333333333" calcext:value-type="currency">
            <text:p>R$ 7.114,33</text:p>
          </table:table-cell>
          <table:table-cell table:number-columns-repeated="3"/>
        </table:table-row>
        <table:table-row table:style-name="ro3">
          <table:table-cell/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Arroz</text:p>
          </table:table-cell>
          <table:table-cell table:style-name="ce16" office:value-type="currency" office:currency="BRL" office:value="4525" calcext:value-type="currency">
            <text:p>R$ 4.525,00</text:p>
          </table:table-cell>
          <table:table-cell table:style-name="ce16" office:value-type="currency" office:currency="BRL" office:value="5022" calcext:value-type="currency">
            <text:p>R$ 5.022,00</text:p>
          </table:table-cell>
          <table:table-cell table:style-name="ce16" office:value-type="currency" office:currency="BRL" office:value="5671" calcext:value-type="currency">
            <text:p>R$ 5.671,00</text:p>
          </table:table-cell>
          <table:table-cell table:style-name="ce16" table:formula="of:=SUM([.D27:.F27])" office:value-type="currency" office:currency="BRL" office:value="15218" calcext:value-type="currency">
            <text:p>R$ 15.218,00</text:p>
          </table:table-cell>
          <table:table-cell table:style-name="ce16" table:formula="of:=MAX([.D27:.F27])" office:value-type="currency" office:currency="BRL" office:value="5671" calcext:value-type="currency">
            <text:p>R$ 5.671,00</text:p>
          </table:table-cell>
          <table:table-cell table:style-name="ce16" table:formula="of:=MIN([.D27:.F27])" office:value-type="currency" office:currency="BRL" office:value="4525" calcext:value-type="currency">
            <text:p>R$ 4.525,00</text:p>
          </table:table-cell>
          <table:table-cell table:style-name="ce16" table:formula="of:=AVERAGE([.D27:.F27])" office:value-type="currency" office:currency="BRL" office:value="5072.66666666667" calcext:value-type="currency">
            <text:p>R$ 5.072,67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spanned="9" table:number-rows-spanned="1"/>
          <table:covered-table-cell table:number-columns-repeated="8" table:style-name="ce1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Totais Mensais</text:p>
          </table:table-cell>
          <table:covered-table-cell table:style-name="ce14"/>
          <table:table-cell table:style-name="ce16" table:formula="of:=SUM([.D22:.D27])" office:value-type="currency" office:currency="BRL" office:value="42745" calcext:value-type="currency">
            <text:p>R$ 42.745,00</text:p>
          </table:table-cell>
          <table:table-cell table:style-name="ce16" table:formula="of:=SUM([.E22:.E27])" office:value-type="currency" office:currency="BRL" office:value="46140" calcext:value-type="currency">
            <text:p>R$ 46.140,00</text:p>
          </table:table-cell>
          <table:table-cell table:style-name="ce16" table:formula="of:=SUM([.F22:.F27])" office:value-type="currency" office:currency="BRL" office:value="51421" calcext:value-type="currency">
            <text:p>R$ 51.421,00</text:p>
          </table:table-cell>
          <table:table-cell table:style-name="ce16" table:formula="of:=SUM([.G22:.G27])" office:value-type="currency" office:currency="BRL" office:value="140306" calcext:value-type="currency">
            <text:p>R$ 140.306,00</text:p>
          </table:table-cell>
          <table:table-cell table:style-name="ce16" table:formula="of:=MAX([.H22:.H27])" office:value-type="currency" office:currency="BRL" office:value="13969" calcext:value-type="currency">
            <text:p>R$ 13.969,00</text:p>
          </table:table-cell>
          <table:table-cell table:style-name="ce16" table:formula="of:=MIN([.I22:.I27])" office:value-type="currency" office:currency="BRL" office:value="4525" calcext:value-type="currency">
            <text:p>R$ 4.525,00</text:p>
          </table:table-cell>
          <table:table-cell table:style-name="ce16" table:formula="of:=AVERAGE([.J22:.J27])" office:value-type="currency" office:currency="BRL" office:value="7794.77777777778" calcext:value-type="currency">
            <text:p>R$ 7.794,78</text:p>
          </table:table-cell>
          <table:table-cell table:number-columns-repeated="3"/>
        </table:table-row>
        <table:table-row table:style-name="ro1">
          <table:table-cell/>
          <table:table-cell table:style-name="ce7" table:number-columns-spanned="9" table:number-rows-spanned="1"/>
          <table:covered-table-cell table:number-columns-repeated="8" table:style-name="ce14"/>
          <table:table-cell table:number-columns-repeated="3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Total Semestre</text:p>
          </table:table-cell>
          <table:covered-table-cell table:number-columns-repeated="5" table:style-name="ce14"/>
          <table:table-cell table:style-name="ce18" table:formula="of:=SUM([.G19:.G29])" office:value-type="currency" office:currency="BRL" office:value="381345" calcext:value-type="currency" table:number-columns-spanned="3" table:number-rows-spanned="1">
            <text:p>R$ 381.345,00</text:p>
          </table:table-cell>
          <table:covered-table-cell table:style-name="ce7"/>
          <table:covered-table-cell table:style-name="ce14"/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11"/>
        </table:table-row>
        <table:table-row table:style-name="ro1">
          <table:table-cell/>
          <table:table-cell table:style-name="ce10"/>
          <table:table-cell table:number-columns-repeated="11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7T19:19:14.868000000</meta:creation-date>
    <dc:date>2024-06-07T20:37:51.233000000</dc:date>
    <meta:editing-duration>PT11M50S</meta:editing-duration>
    <meta:editing-cycles>2</meta:editing-cycles>
    <meta:generator>LibreOffice/7.2.3.2$Windows_X86_64 LibreOffice_project/d166454616c1632304285822f9c83ce2e660fd92</meta:generator>
    <meta:document-statistic meta:table-count="1" meta:cell-count="152" meta:object-count="0"/>
  </office:meta>
</office:document-meta>
</file>